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56.36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9"/>
        <table:table-column table:style-name="co2" table:default-cell-style-name="ce22"/>
        <table:table-column table:style-name="co3" table:default-cell-style-name="ce14"/>
        <table:table-column table:style-name="co4" table:default-cell-style-name="ce19"/>
        <table:table-column table:style-name="co5" table:default-cell-style-name="ce22"/>
        <table:table-column table:style-name="co6" table:default-cell-style-name="ce14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Nombre CU: </text:p>
          </table:table-cell>
          <table:table-cell table:style-name="ce8" office:value-type="string" calcext:value-type="string" table:number-columns-spanned="5" table:number-rows-spanned="1">
            <text:p>Realizar Queja</text:p>
          </table:table-cell>
          <table:covered-table-cell table:number-columns-repeated="4" table:style-name="ce25"/>
          <table:table-cell table:style-name="ce25"/>
          <table:table-cell table:number-columns-repeated="5"/>
        </table:table-row>
        <table:table-row table:style-name="ro2">
          <table:table-cell table:style-name="ce2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sumidor</text:p>
          </table:table-cell>
          <table:covered-table-cell table:number-columns-repeated="4" table:style-name="ce25"/>
          <table:table-cell table:style-name="ce25"/>
          <table:table-cell table:number-columns-repeated="4"/>
          <table:table-cell table:style-name="ce34"/>
        </table:table-row>
        <table:table-row table:style-name="ro2">
          <table:table-cell table:style-name="ce2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Dentro de la dirección web del sistema haber iniciado sesión e ingresar en la pestaña “Quejas y Reclamaciones”</text:p>
          </table:table-cell>
          <table:covered-table-cell table:number-columns-repeated="4" table:style-name="ce25"/>
          <table:table-cell table:style-name="ce25"/>
          <table:table-cell table:number-columns-repeated="5"/>
        </table:table-row>
        <table:table-row table:style-name="ro2">
          <table:table-cell table:style-name="ce2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notifica a los administradores de la queja realizada por el Consumidor y al Consumidor le aparecerá la queja</text:p>
          </table:table-cell>
          <table:covered-table-cell table:number-columns-repeated="4" table:style-name="ce25"/>
          <table:table-cell table:style-name="ce25"/>
          <table:table-cell table:number-columns-repeated="5"/>
        </table:table-row>
        <table:table-row table:style-name="ro2">
          <table:table-cell table:style-name="ce2"/>
          <table:table-cell office:value-type="string" calcext:value-type="string" table:number-columns-spanned="5" table:number-rows-spanned="1">
            <text:p>realizada en la pestaña “Quejas y Reclamaciones” en forma de lista con la fecha de realización y estado de la misma</text:p>
          </table:table-cell>
          <table:covered-table-cell table:number-columns-repeated="4" table:style-name="ce25"/>
          <table:table-cell table:style-name="ce25"/>
          <table:table-cell table:number-columns-repeated="5"/>
        </table:table-row>
        <table:table-row table:style-name="ro2">
          <table:table-cell table:style-name="ce2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2" office:value-type="string" calcext:value-type="string">
            <text:p>Fecha:</text:p>
          </table:table-cell>
          <table:table-cell table:style-name="ce29" office:value-type="string" calcext:value-type="string">
            <text:p>19/10/2019</text:p>
          </table:table-cell>
          <table:table-cell table:style-name="ce2" office:value-type="string" calcext:value-type="string">
            <text:p>Versión:</text:p>
          </table:table-cell>
          <table:table-cell table:style-name="ce32" office:value-type="string" calcext:value-type="string">
            <text:p>V 1,0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23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Consumidor pueda realizar una queja dentro del sistema</text:p>
          </table:table-cell>
          <table:covered-table-cell table:style-name="ce23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23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El Consumidor deberá de pulsar la opción “Realizar Queja o Reclamación”, dentro de la pestaña para el registro de la queja debe de ingresar un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Asunto a la Queja como nombre, seleccionar el tipo de Queja de un elemento <text:span text:style-name="T1">select</text:span><text:span text:style-name="T2"> donde habrá categorizado 20 tipos de quejas, se le pedirá</text:span>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al Consumidor que en formato pdf,jpg,jpeg,doc o ods ingrese el contrato, recibo o comprobante de compra del servicio o producto en cuestión,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así también deberá indicar el Nombre y Domicilio del Proveedor y finalmente una descripción del o servicio que se reclama y la narración de los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hechos que dieron lugar a la queja. El Consumidor dará al botón “Enviar” y el sistema le mostrará un mensaje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sumidor escogerá la opción que aparece en la inter-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ostrará la pestaña donde el Consumidor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faz “Realizar Reclamación o Queja”</text:p>
          </table:table-cell>
          <table:covered-table-cell/>
          <table:table-cell/>
          <table:table-cell office:value-type="string" calcext:value-type="string" table:number-columns-spanned="2" table:number-rows-spanned="1">
            <text:p>debe ingresar los datos de la Queja</text:p>
          </table:table-cell>
          <table:covered-table-cell/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Consumidor ingresa el Asunto de la Queja, elige de los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tipo de Quejas una opción, sube desde su dispositivo un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archivo que refleje la compra o contratación del bien o ser-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vicio, ya sea un recibo, contrato o comprobante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A continuación el Consumidor deberá elegir entre ingresar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el Nombre y Dirección del Proveedor llenando los dos cam-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pos, o de otra forma seleccionar la opción “Los datos del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Proveedor son claramente visibles en el comprobante”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Finalmente el Consumidor describe el bien o producto y re-</text:p>
          </table:table-cell>
          <table:covered-table-cell/>
          <table:table-cell table:style-name="Default"/>
          <table:table-cell table:style-name="ce28" table:number-columns-spanned="2" table:number-rows-spanned="1"/>
          <table:covered-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dacta los hechos que dieron lugar a su queja en el campo</text:p>
          </table:table-cell>
          <table:covered-table-cell/>
          <table:table-cell table:style-name="Default"/>
          <table:table-cell table:style-name="ce28" table:number-columns-spanned="2" table:number-rows-spanned="1"/>
          <table:covered-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“Descripción del producto y narración de lo hechos”</text:p>
          </table:table-cell>
          <table:covered-table-cell/>
          <table:table-cell table:style-name="Default"/>
          <table:table-cell table:style-name="ce28" table:number-columns-spanned="2" table:number-rows-spanned="1"/>
          <table:covered-table-cell table:style-name="Default"/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Consumidor verifica los datos y pulsa el botón “Enviar”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verifica que ninguno de los campos, a excep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35" office:value-type="string" calcext:value-type="string" table:number-columns-spanned="2" table:number-rows-spanned="1">
            <text:p>ción de los opcionales como el Nombre y Domicilio del </text:p>
          </table:table-cell>
          <table:covered-table-cell table:style-name="ce33"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roveedor, estén vacios. Comprueba que tanto el Asunto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, Nombre y Dirección del Proveedor y la narración o des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ripción de la queja este compuesta por caracteres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lfanuméricos unicamente. Revisa que se halla elegido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una opción en el “Tipo de Queja” y las dos referentes al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ombre y Dirección del Proveedor.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muestra un mensaje de éxito informando al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sumidor que la Queja será atendida en un lapso de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hasta 10 días, mandando de regreso un mensaje con la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espuesta de acuerdo si la queja es procedente para un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aso Conciliatorio o de otra forma es improcedente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regresa a la pestaña de “Quejas y Reclama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iones”</text:p>
          </table:table-cell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20" office:value-type="string" calcext:value-type="string">
            <text:p>6a</text:p>
          </table:table-cell>
          <table:table-cell table:style-name="ce23" office:value-type="string" calcext:value-type="string" table:number-columns-spanned="5" table:number-rows-spanned="1">
            <text:p>El sistema muestra un mensaje de advertencia debido a que alguno de los campos se encuentra vacio o no se ha</text:p>
          </table:table-cell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20"/>
          <table:table-cell table:style-name="ce23" office:value-type="string" calcext:value-type="string" table:number-columns-spanned="5" table:number-rows-spanned="1">
            <text:p>escogido una opción en la categoría “Tipo de Queja”</text:p>
          </table:table-cell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20" office:value-type="string" calcext:value-type="string">
            <text:p>6b</text:p>
          </table:table-cell>
          <table:table-cell table:style-name="ce23" office:value-type="string" calcext:value-type="string" table:number-columns-spanned="5" table:number-rows-spanned="1">
            <text:p>Los campos Asunto, Nombre y Domicilio del Proveedor y/o Descripción del producto y narración de los hechos, contienen</text:p>
          </table:table-cell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20"/>
          <table:table-cell table:style-name="ce23" office:value-type="string" calcext:value-type="string" table:number-columns-spanned="5" table:number-rows-spanned="1">
            <text:p>caracteres extraños</text:p>
          </table:table-cell>
          <table:covered-table-cell table:number-columns-repeated="4" table:style-name="ce11"/>
          <table:table-cell table:number-columns-repeated="6"/>
        </table:table-row>
        <table:table-row table:style-name="ro2">
          <table:table-cell office:value-type="string" calcext:value-type="string">
            <text:p>6c</text:p>
          </table:table-cell>
          <table:table-cell office:value-type="string" calcext:value-type="string" table:number-columns-spanned="5" table:number-rows-spanned="1">
            <text:p>El sistema muestra un mensaje de advertencia debido a que el tipo de archivo elegido no es de tipo jpg,jpeg,pdf,doc o ods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6d</text:p>
          </table:table-cell>
          <table:table-cell office:value-type="string" calcext:value-type="string" table:number-columns-spanned="5" table:number-rows-spanned="1">
            <text:p>El sistema muestra un mensaje de advertencia debido a que no se ha escogido ningún archivo como comprobante desde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5" table:number-rows-spanned="1">
            <text:p>el dispositivo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21:00:36.3192430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19T21:52:03.035207266</dc:date>
    <meta:editing-duration>PT2H11M34S</meta:editing-duration>
    <meta:editing-cycles>31</meta:editing-cycles>
    <meta:generator>LibreOffice/6.2.7.1$Linux_X86_64 LibreOffice_project/20$Build-1</meta:generator>
    <meta:document-statistic meta:table-count="1" meta:cell-count="78" meta:object-count="0"/>
  </office:meta>
</office:document-meta>
</file>